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font-weight="bold" officeooo:rsid="000bbce1" officeooo:paragraph-rsid="000bbce1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6:42:11.007596996</meta:creation-date>
    <dc:date>2022-05-18T16:42:36.620742354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7.3.3.2$Linux_X86_64 LibreOffice_project/30$Build-2</meta:generator>
  </office:meta>
</office:document-meta>
</file>